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P2" style:family="paragraph" style:parent-style-name="Preformatted_20_Text">
      <style:paragraph-properties fo:line-height="100%" fo:text-align="center" style:justify-single-word="fals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P3" style:family="paragraph" style:parent-style-name="Preformatted_20_Text">
      <style:paragraph-properties fo:line-height="100%" fo:text-align="end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line-height="10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 style:list-style-name="L1">
      <style:paragraph-properties fo:line-height="100%"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moc do programu </text:p>
      <text:p text:style-name="P2">TaiO Skeleton</text:p>
      <text:p text:style-name="P2"/>
      <text:p text:style-name="P3"><text:span text:style-name="T1">Autorzy: </text:span><text:s text:c="24"/></text:p>
      <text:p text:style-name="P3">Paweł Jasiński <text:s text:c="14"/></text:p>
      <text:p text:style-name="P3">Marcin Nowiński <text:s text:c="9"/></text:p>
      <text:p text:style-name="P3">Piotr Olejnik <text:s text:c="16"/></text:p>
      <text:p text:style-name="P3">Kuba Ślepowroński <text:s text:c="5"/></text:p>
      <text:p text:style-name="P3"><text:s text:c="3"/></text:p>
      <text:p text:style-name="P3"/>
      <text:p text:style-name="P4">1. O programie</text:p>
      <text:p text:style-name="P4"/>
      <text:p text:style-name="P4">2. Autorzy programu</text:p>
      <text:p text:style-name="P4"/>
      <text:list text:style-name="L1">
        <text:list-item>
          <text:p text:style-name="P5">Paweł Jasiński</text:p>
        </text:list-item>
        <text:list-item>
          <text:p text:style-name="P5">Marcin Nowiński</text:p>
        </text:list-item>
        <text:list-item>
          <text:p text:style-name="P5">Piotr Olejnik</text:p>
        </text:list-item>
        <text:list-item>
          <text:p text:style-name="P5">Kuba Ślepowroński</text:p>
        </text:list-item>
      </text:list>
      <text:p text:style-name="P4"/>
      <text:p text:style-name="P4">3. Tematy pomoc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pl" style:country-asian="PL" style:font-size-complex="12pt" style:language-complex="pl" style:country-complex="P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Arial Unicode MS" style:font-size-asian="12pt" style:language-asian="pl" style:country-asian="PL" style:font-name-complex="Tahoma" style:font-size-complex="12pt" style:language-complex="pl" style:country-complex="P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0.3$Win32 OpenOffice.org_project/680m7$Build-9044</meta:generator>
    <meta:creation-date>2007-04-01T13:35:13</meta:creation-date>
    <dc:creator>Paweł Jasiński</dc:creator>
    <dc:date>2007-04-01T13:43:18</dc:date>
    <dc:language>pl-PL</dc:language>
    <meta:editing-cycles>2</meta:editing-cycles>
    <meta:editing-duration>PT8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31" meta:character-count="283"/>
  </office:meta>
</office:document-meta>
</file>